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number-columns-repeated="2" table:default-cell-style-name="ce4"/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NUMERO DE FILAS A LO LARGO DE FILTRADO POR MAGNITUDES</text:p>
          </table:table-cell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F1</text:p>
          </table:table-cell>
          <table:table-cell table:style-name="Default"/>
          <table:table-cell table:style-name="ce3" office:value-type="string" calcext:value-type="string">
            <text:p>DF_RENAMED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PRCP</text:p>
          </table:table-cell>
          <table:table-cell office:value-type="float" office:value="9929010" calcext:value-type="float">
            <text:p>9.929.010</text:p>
          </table:table-cell>
          <table:table-cell/>
          <table:table-cell office:value-type="float" office:value="9929010" calcext:value-type="float">
            <text:p>9.929.01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SNOW</text:p>
          </table:table-cell>
          <table:table-cell office:value-type="float" office:value="4379959" calcext:value-type="float">
            <text:p>4.379.959</text:p>
          </table:table-cell>
          <table:table-cell/>
          <table:table-cell office:value-type="float" office:value="4379959" calcext:value-type="float">
            <text:p>4.379.95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NWD</text:p>
          </table:table-cell>
          <table:table-cell office:value-type="float" office:value="3129635" calcext:value-type="float">
            <text:p>3.129.635</text:p>
          </table:table-cell>
          <table:table-cell/>
          <table:table-cell office:value-type="float" office:value="3129635" calcext:value-type="float">
            <text:p>3.129.6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MAX</text:p>
          </table:table-cell>
          <table:table-cell office:value-type="float" office:value="4375036" calcext:value-type="float">
            <text:p>4.375.036</text:p>
          </table:table-cell>
          <table:table-cell/>
          <table:table-cell office:value-type="float" office:value="4375036" calcext:value-type="float">
            <text:p>4.375.0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TMIN</text:p>
          </table:table-cell>
          <table:table-cell office:value-type="float" office:value="4372192" calcext:value-type="float">
            <text:p>4.372.192</text:p>
          </table:table-cell>
          <table:table-cell/>
          <table:table-cell office:value-type="float" office:value="4372192" calcext:value-type="float">
            <text:p>4.372.19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FILTERED</text:p>
          </table:table-cell>
          <table:table-cell table:style-name="ce5" table:formula="of:=SUM([.C5:.C10])" office:value-type="float" office:value="26185832" calcext:value-type="float">
            <text:p>26.185.832</text:p>
          </table:table-cell>
          <table:table-cell table:style-name="ce5"/>
          <table:table-cell table:style-name="ce5" table:formula="of:=SUM([.E5:.E10])" office:value-type="float" office:value="26185832" calcext:value-type="float">
            <text:p>26.185.832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2016csvDF</text:p>
          </table:table-cell>
          <table:table-cell table:style-name="ce5" office:value-type="float" office:value="34130828" calcext:value-type="float">
            <text:p>34.130.828</text:p>
          </table:table-cell>
          <table:table-cell table:style-name="ce5"/>
          <table:table-cell table:style-name="ce5" table:formula="of:=[.C13]" office:value-type="float" office:value="34130828" calcext:value-type="float">
            <text:p>34.130.828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INES REMOVED</text:p>
          </table:table-cell>
          <table:table-cell table:formula="of:=[.C13]-[.C11]" office:value-type="float" office:value="7944996" calcext:value-type="float">
            <text:p>7.944.996</text:p>
          </table:table-cell>
          <table:table-cell/>
          <table:table-cell table:formula="of:=[.E13]-[.E11]" office:value-type="float" office:value="7944996" calcext:value-type="float">
            <text:p>7.944.9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LINES FILTERED WITHOUT DUPLICATES</text:p>
          </table:table-cell>
          <table:table-cell table:style-name="ce5" office:value-type="float" office:value="2527723" calcext:value-type="float">
            <text:p>2.527.72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LINES DUPLICATED REMOVED</text:p>
          </table:table-cell>
          <table:table-cell table:formula="of:=[.E11]-[.E17]" office:value-type="float" office:value="23658109" calcext:value-type="float">
            <text:p>23.658.1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3"/>
        </table:table-row>
        <table:table-row table:style-name="ro1" table:number-rows-repeated="5"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1:25:17.1755728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13:59:53.863356393</meta:creation-date>
    <dc:date>2017-08-14T01:14:34.178407019</dc:date>
    <meta:editing-duration>PT10H58M9S</meta:editing-duration>
    <meta:editing-cycles>4</meta:editing-cycles>
    <meta:generator>LibreOffice/4.2.8.2$Linux_X86_64 LibreOffice_project/420m0$Build-2</meta:generator>
    <meta:document-statistic meta:table-count="1" meta:cell-count="31" meta:object-count="0"/>
  </office:meta>
</office:document-meta>
</file>